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pt" fo:country="PT" officeooo:rsid="000013d8" officeooo:paragraph-rsid="000013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07528701" text:style-name="L1">
        <text:list-item>
          <text:p text:style-name="P1">Implementação da análise de vídeo utilizando o modelo já treinado</text:p>
        </text:list-item>
        <text:list-item>
          <text:p text:style-name="P1">Adicionado um pipe para uma nova rede neuronal que distingue maquinas de café de cápsulas de maquinas de café manuais</text:p>
        </text:list-item>
        <text:list-item>
          <text:p text:style-name="P1">Utilização dessa nova funcionalidade para analise de um vídeo </text:p>
        </text:list-item>
        <text:list-item>
          <text:p text:style-name="P1">Deteção de alguns problemas na rede neuronal e exploração de possíveis resoluçõ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5-14T15:41:35.666000000</dc:date>
    <meta:editing-duration>PT2S</meta:editing-duration>
    <meta:editing-cycles>1</meta:editing-cycles>
    <meta:document-statistic meta:table-count="0" meta:image-count="0" meta:object-count="0" meta:page-count="1" meta:paragraph-count="4" meta:word-count="55" meta:character-count="329" meta:non-whitespace-character-count="281"/>
  </office:meta>
</office:document-meta>
</file>